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cf78e" officeooo:paragraph-rsid="001cf78e"/>
    </style:style>
    <style:style style:name="P2" style:family="paragraph" style:parent-style-name="Standard">
      <style:paragraph-properties fo:text-align="center" style:justify-single-word="false"/>
      <style:text-properties officeooo:rsid="001cf78e" officeooo:paragraph-rsid="001cf78e"/>
    </style:style>
    <style:style style:name="P3" style:family="paragraph" style:parent-style-name="Standard">
      <style:text-properties fo:font-style="italic" officeooo:rsid="001cf78e" officeooo:paragraph-rsid="001cf78e" style:font-style-asian="italic" style:font-style-complex="italic"/>
    </style:style>
    <style:style style:name="P4" style:family="paragraph" style:parent-style-name="Standard">
      <style:text-properties officeooo:rsid="001e64a8" officeooo:paragraph-rsid="001e64a8"/>
    </style:style>
    <style:style style:name="P5" style:family="paragraph" style:parent-style-name="Standard">
      <style:text-properties officeooo:rsid="001e64a8" officeooo:paragraph-rsid="0025caa2"/>
    </style:style>
    <style:style style:name="P6" style:family="paragraph" style:parent-style-name="Standard">
      <style:text-properties officeooo:rsid="001e64a8" officeooo:paragraph-rsid="0020fee5"/>
    </style:style>
    <style:style style:name="P7" style:family="paragraph" style:parent-style-name="Standard">
      <style:text-properties officeooo:rsid="001e64a8" officeooo:paragraph-rsid="0031bb60"/>
    </style:style>
    <style:style style:name="P8" style:family="paragraph" style:parent-style-name="Standard">
      <style:text-properties officeooo:rsid="001ffa48" officeooo:paragraph-rsid="001ffa48"/>
    </style:style>
    <style:style style:name="P9" style:family="paragraph" style:parent-style-name="Standard">
      <style:text-properties officeooo:rsid="001ffa48" officeooo:paragraph-rsid="0025caa2"/>
    </style:style>
    <style:style style:name="P10" style:family="paragraph" style:parent-style-name="Standard">
      <style:text-properties officeooo:rsid="001ffa48" officeooo:paragraph-rsid="0034d9e7"/>
    </style:style>
    <style:style style:name="P11" style:family="paragraph" style:parent-style-name="Standard">
      <style:text-properties officeooo:rsid="0020fee5" officeooo:paragraph-rsid="0020fee5"/>
    </style:style>
    <style:style style:name="P12" style:family="paragraph" style:parent-style-name="Standard">
      <style:text-properties officeooo:rsid="0020fee5" officeooo:paragraph-rsid="0025caa2"/>
    </style:style>
    <style:style style:name="P13" style:family="paragraph" style:parent-style-name="Standard">
      <style:text-properties officeooo:rsid="0020fee5" officeooo:paragraph-rsid="00265044"/>
    </style:style>
    <style:style style:name="P14" style:family="paragraph" style:parent-style-name="Standard">
      <style:text-properties officeooo:rsid="0020fee5" officeooo:paragraph-rsid="0031bb60"/>
    </style:style>
    <style:style style:name="P15" style:family="paragraph" style:parent-style-name="Standard">
      <style:text-properties officeooo:rsid="00228dfc" officeooo:paragraph-rsid="00228dfc"/>
    </style:style>
    <style:style style:name="P16" style:family="paragraph" style:parent-style-name="Standard">
      <style:text-properties officeooo:rsid="0022eeda" officeooo:paragraph-rsid="0022eeda"/>
    </style:style>
    <style:style style:name="P17" style:family="paragraph" style:parent-style-name="Standard">
      <style:text-properties officeooo:rsid="0024d174" officeooo:paragraph-rsid="0024d174"/>
    </style:style>
    <style:style style:name="P18" style:family="paragraph" style:parent-style-name="Standard">
      <style:text-properties officeooo:rsid="0024d174" officeooo:paragraph-rsid="0025caa2"/>
    </style:style>
    <style:style style:name="P19" style:family="paragraph" style:parent-style-name="Standard">
      <style:text-properties officeooo:rsid="0024d174" officeooo:paragraph-rsid="0034d9e7"/>
    </style:style>
    <style:style style:name="P20" style:family="paragraph" style:parent-style-name="Standard">
      <style:text-properties officeooo:rsid="0025caa2" officeooo:paragraph-rsid="0025caa2"/>
    </style:style>
    <style:style style:name="P21" style:family="paragraph" style:parent-style-name="Standard">
      <style:text-properties officeooo:rsid="0025caa2" officeooo:paragraph-rsid="00263d43"/>
    </style:style>
    <style:style style:name="P22" style:family="paragraph" style:parent-style-name="Standard">
      <style:text-properties officeooo:rsid="0025caa2" officeooo:paragraph-rsid="0031bb60"/>
    </style:style>
    <style:style style:name="P23" style:family="paragraph" style:parent-style-name="Standard">
      <style:text-properties officeooo:rsid="00263d43" officeooo:paragraph-rsid="00263d43"/>
    </style:style>
    <style:style style:name="P24" style:family="paragraph" style:parent-style-name="Standard">
      <style:text-properties officeooo:rsid="00263d43" officeooo:paragraph-rsid="002fdf80"/>
    </style:style>
    <style:style style:name="P25" style:family="paragraph" style:parent-style-name="Standard">
      <style:text-properties officeooo:rsid="00263d43" officeooo:paragraph-rsid="00311c5d"/>
    </style:style>
    <style:style style:name="P26" style:family="paragraph" style:parent-style-name="Standard">
      <style:text-properties officeooo:rsid="00265044" officeooo:paragraph-rsid="0034d9e7"/>
    </style:style>
    <style:style style:name="P27" style:family="paragraph" style:parent-style-name="Standard">
      <style:text-properties officeooo:rsid="0027bd0c" officeooo:paragraph-rsid="0034d9e7"/>
    </style:style>
    <style:style style:name="P28" style:family="paragraph" style:parent-style-name="Standard">
      <style:text-properties officeooo:rsid="002fdf80" officeooo:paragraph-rsid="0034d9e7"/>
    </style:style>
    <style:style style:name="P29" style:family="paragraph" style:parent-style-name="Standard">
      <style:text-properties officeooo:rsid="003158fc" officeooo:paragraph-rsid="00332c00"/>
    </style:style>
    <style:style style:name="P30" style:family="paragraph" style:parent-style-name="Standard">
      <style:text-properties officeooo:rsid="003158fc" officeooo:paragraph-rsid="00228dfc"/>
    </style:style>
    <style:style style:name="P31" style:family="paragraph" style:parent-style-name="Standard">
      <style:text-properties officeooo:rsid="0031bb60" officeooo:paragraph-rsid="0031bb60"/>
    </style:style>
    <style:style style:name="P32" style:family="paragraph" style:parent-style-name="Standard">
      <style:text-properties officeooo:rsid="0031bb60" officeooo:paragraph-rsid="00332c00"/>
    </style:style>
    <style:style style:name="P33" style:family="paragraph" style:parent-style-name="Standard">
      <style:text-properties officeooo:rsid="00332c00" officeooo:paragraph-rsid="00332c00"/>
    </style:style>
    <style:style style:name="P34" style:family="paragraph" style:parent-style-name="Standard">
      <style:text-properties officeooo:rsid="0034d9e7" officeooo:paragraph-rsid="0034d9e7"/>
    </style:style>
    <style:style style:name="P35" style:family="paragraph" style:parent-style-name="Standard">
      <style:text-properties officeooo:rsid="0036c734" officeooo:paragraph-rsid="0036c734"/>
    </style:style>
    <style:style style:name="P36" style:family="paragraph" style:parent-style-name="Standard">
      <style:paragraph-properties fo:break-before="page"/>
      <style:text-properties officeooo:rsid="002df88d" officeooo:paragraph-rsid="00311c5d"/>
    </style:style>
    <style:style style:name="P37" style:family="paragraph" style:parent-style-name="Title">
      <style:text-properties officeooo:rsid="001cf78e" officeooo:paragraph-rsid="001cf78e"/>
    </style:style>
    <style:style style:name="T1" style:family="text">
      <style:text-properties officeooo:rsid="001e64a8"/>
    </style:style>
    <style:style style:name="T2" style:family="text">
      <style:text-properties officeooo:rsid="001ffa48"/>
    </style:style>
    <style:style style:name="T3" style:family="text">
      <style:text-properties officeooo:rsid="0020fee5"/>
    </style:style>
    <style:style style:name="T4" style:family="text">
      <style:text-properties officeooo:rsid="00228dfc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228dfc"/>
    </style:style>
    <style:style style:name="T7" style:family="text">
      <style:text-properties style:text-position="sub 58%" officeooo:rsid="0020fee5"/>
    </style:style>
    <style:style style:name="T8" style:family="text">
      <style:text-properties style:text-position="sub 58%" officeooo:rsid="0025caa2"/>
    </style:style>
    <style:style style:name="T9" style:family="text">
      <style:text-properties style:text-position="sub 58%" officeooo:rsid="00263d43"/>
    </style:style>
    <style:style style:name="T10" style:family="text">
      <style:text-properties style:text-position="sub 58%" officeooo:rsid="00265044"/>
    </style:style>
    <style:style style:name="T11" style:family="text">
      <style:text-properties style:text-position="sub 58%" officeooo:rsid="003158fc"/>
    </style:style>
    <style:style style:name="T12" style:family="text">
      <style:text-properties officeooo:rsid="0022eeda"/>
    </style:style>
    <style:style style:name="T13" style:family="text">
      <style:text-properties officeooo:rsid="0024d174"/>
    </style:style>
    <style:style style:name="T14" style:family="text">
      <style:text-properties officeooo:rsid="0025caa2"/>
    </style:style>
    <style:style style:name="T15" style:family="text">
      <style:text-properties officeooo:rsid="00263d43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263d43"/>
    </style:style>
    <style:style style:name="T18" style:family="text">
      <style:text-properties style:text-position="0% 100%" officeooo:rsid="00265044"/>
    </style:style>
    <style:style style:name="T19" style:family="text">
      <style:text-properties style:text-position="0% 100%" officeooo:rsid="001ffa48"/>
    </style:style>
    <style:style style:name="T20" style:family="text">
      <style:text-properties style:text-position="0% 100%" officeooo:rsid="00332c00"/>
    </style:style>
    <style:style style:name="T21" style:family="text">
      <style:text-properties officeooo:rsid="00265044"/>
    </style:style>
    <style:style style:name="T22" style:family="text">
      <style:text-properties officeooo:rsid="0027bd0c"/>
    </style:style>
    <style:style style:name="T23" style:family="text">
      <style:text-properties officeooo:rsid="00311c5d"/>
    </style:style>
    <style:style style:name="T24" style:family="text">
      <style:text-properties officeooo:rsid="003158fc"/>
    </style:style>
    <style:style style:name="T25" style:family="text">
      <style:text-properties officeooo:rsid="00332c00"/>
    </style:style>
    <style:style style:name="T26" style:family="text">
      <style:text-properties officeooo:rsid="0036c7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3">Simple </text:span>Structure Logic</text:p>
      <text:p text:style-name="P2">by Sven Nilsen, 2020</text:p>
      <text:p text:style-name="P1"/>
      <text:p text:style-name="P3">In this paper I represent a logic for <text:span text:style-name="T3">simple </text:span>data structures as a <text:span text:style-name="T1">small </text:span>subset of path semantics.</text:p>
      <text:p text:style-name="P1"/>
      <text:p text:style-name="P4">A <text:span text:style-name="T3">simple </text:span>structure logic is a logic of some type `T` with <text:span text:style-name="T2">some list of ordered </text:span>properties <text:span text:style-name="T4">`p</text:span><text:span text:style-name="T6">i</text:span><text:span text:style-name="T4">`</text:span>:</text:p>
      <text:p text:style-name="P4"/>
      <text:p text:style-name="P4"><text:tab/><text:span text:style-name="T4">p</text:span><text:span text:style-name="T6">i</text:span> : T → U<text:span text:style-name="T6">i</text:span></text:p>
      <text:p text:style-name="P4"/>
      <text:p text:style-name="P8">Together with Boolean Algebra <text:span text:style-name="T3">of sub-types over `p</text:span><text:span text:style-name="T7">i</text:span><text:span text:style-name="T3">` </text:span>using Higher Order Operator Overloading.</text:p>
      <text:p text:style-name="P8"/>
      <text:p text:style-name="P11">The properties are ordered to permit transformation of expressions into canonical form.</text:p>
      <text:p text:style-name="P16">This can be used to prove whether two sub-types are equal.</text:p>
      <text:p text:style-name="P11"/>
      <text:p text:style-name="P5"><text:span text:style-name="T2">E</text:span>very property can be expressed with the following sub-type<text:span text:style-name="T24">s</text:span>:</text:p>
      <text:p text:style-name="P5"/>
      <text:p text:style-name="P5"><text:tab/>x : [<text:span text:style-name="T14">p</text:span><text:span text:style-name="T8">i</text:span>] (= y)<text:tab/><text:tab/><text:span text:style-name="T24">x : [p</text:span><text:span text:style-name="T11">i</text:span><text:span text:style-name="T24">] (¬= y)</text:span></text:p>
      <text:p text:style-name="P5"/>
      <text:p text:style-name="P5"><text:tab/>x : T</text:p>
      <text:p text:style-name="P5"><text:tab/>y : U<text:span text:style-name="T8">i</text:span></text:p>
      <text:p text:style-name="P5"/>
      <text:p text:style-name="P5">When `U<text:span text:style-name="T8">i</text:span>` is ordered, the property can also be expressed with the following sub-types:</text:p>
      <text:p text:style-name="P5"/>
      <text:p text:style-name="P5"><text:tab/>x : [<text:span text:style-name="T14">p</text:span><text:span text:style-name="T8">i</text:span>] (&lt; y)<text:tab/><text:tab/>x : [<text:span text:style-name="T14">p</text:span><text:span text:style-name="T8">i</text:span>] (&lt;<text:span text:style-name="T24">=</text:span> y)<text:tab/><text:tab/>x : [<text:span text:style-name="T14">p</text:span><text:span text:style-name="T8">i</text:span>] (<text:span text:style-name="T24">&gt;=</text:span> y)<text:tab/><text:tab/>x : [<text:span text:style-name="T14">p</text:span><text:span text:style-name="T8">i</text:span>] (&gt; y)</text:p>
      <text:p text:style-name="P5"/>
      <text:p text:style-name="P22">The order of comparison operators <text:span text:style-name="T15">is</text:span> `&lt;, <text:span text:style-name="T24">&lt;=, </text:span>=, ¬<text:span text:style-name="T24">=, &gt;=, </text:span>&gt;`.</text:p>
      <text:p text:style-name="P5"/>
      <text:p text:style-name="P9">In <text:span text:style-name="T14">simple </text:span>structure logic, every data record can be translated into a sub-type <text:span text:style-name="T15">such that</text:span>:</text:p>
      <text:p text:style-name="P9"/>
      <text:p text:style-name="P9"><text:tab/>|∩ <text:span text:style-name="T15">i { [p</text:span><text:span text:style-name="T9">i</text:span><text:span text:style-name="T15">] (= y</text:span><text:span text:style-name="T9">i</text:span><text:span text:style-name="T17">)</text:span><text:span text:style-name="T15"> }</text:span>| = 1</text:p>
      <text:p text:style-name="P12"/>
      <text:p text:style-name="P20">For example, if a `person` is <text:span text:style-name="T23">uniquely </text:span>determined by a `name` and `age` <text:span text:style-name="T23">property</text:span>:</text:p>
      <text:p text:style-name="P20"/>
      <text:p text:style-name="P21"><text:tab/>|[age] (= 20) ∧ [name] (= “Hans”<text:span text:style-name="T15">)</text:span>| = 1</text:p>
      <text:p text:style-name="P12"/>
      <text:p text:style-name="P12"><text:tab/><text:span text:style-name="T15">age : person → nat</text:span></text:p>
      <text:p text:style-name="P12"><text:tab/><text:span text:style-name="T15">name : person → str</text:span></text:p>
      <text:p text:style-name="P12"/>
      <text:p text:style-name="P23">The properties are ordered such that for some <text:span text:style-name="T26">finite </text:span>`n`, the properties `p<text:span text:style-name="T5">0</text:span>, p<text:span text:style-name="T5">1</text:span>, …, p<text:span text:style-name="T5">n</text:span>` <text:span text:style-name="T23">constructs</text:span> every possible data record. <text:span text:style-name="T21">Generically, this form can be written in a short hand syntax:</text:span></text:p>
      <text:p text:style-name="P23"/>
      <text:p text:style-name="P24"><text:tab/><text:span text:style-name="T21">[p</text:span><text:span text:style-name="T10">in</text:span><text:span text:style-name="T21">] y</text:span><text:span text:style-name="T10">in<text:tab/><text:tab/></text:span><text:span text:style-name="T18">&lt;=&gt;<text:tab/></text:span><text:span text:style-name="T19">∩ </text:span><text:span text:style-name="T18">i</text:span><text:span text:style-name="T16"> </text:span><text:span text:style-name="T18">n</text:span><text:span text:style-name="T16"> { [p</text:span><text:span text:style-name="T5">i</text:span><text:span text:style-name="T16">] (= y</text:span><text:span text:style-name="T5">i</text:span><text:span text:style-name="T16">) }</text:span></text:p>
      <text:p text:style-name="P25"><text:span text:style-name="T18"><text:tab/></text:span></text:p>
      <text:p text:style-name="P25"><text:span text:style-name="T18"><text:tab/></text:span><text:span text:style-name="T21">|[p</text:span><text:span text:style-name="T10">in</text:span><text:span text:style-name="T21">] y</text:span><text:span text:style-name="T10">in</text:span><text:span text:style-name="T21">| = 1</text:span></text:p>
      <text:p text:style-name="P13"/>
      <text:p text:style-name="P35">Sometimes the list `p<text:span text:style-name="T5">i</text:span>` is infinite, for example by composing functions within a programming language.</text:p>
      <text:p text:style-name="P36">A canonical form can be chosen e.g. by using Conjuctive Normal Form (CNF).</text:p>
      <text:p text:style-name="P26"/>
      <text:p text:style-name="P26">For example, it is known from the law of distribution that the following expressions are <text:span text:style-name="T22">the same</text:span>:</text:p>
      <text:p text:style-name="P19"/>
      <text:p text:style-name="P19"><text:tab/>a ∧ (b ∨ c)<text:tab/>&lt;=&gt;<text:tab/>(a ∧ b) ∨ (a ∧ c)</text:p>
      <text:p text:style-name="P10"/>
      <text:p text:style-name="P28">The expression `<text:span text:style-name="T13">a ∧ (b ∨ c)</text:span>` is in CNF, therefore <text:span text:style-name="T22">one can apply the rule of transformation:</text:span></text:p>
      <text:p text:style-name="P27"/>
      <text:p text:style-name="P27"><text:tab/><text:span text:style-name="T13">(a ∧ b) ∨ (a ∧ c)<text:tab/></text:span>=&gt;<text:tab/><text:span text:style-name="T13">a ∧ (b ∨ c)</text:span></text:p>
      <text:p text:style-name="P14"/>
      <text:p text:style-name="P14"><text:span text:style-name="T23">CNF</text:span> uses these connectives of Boolean Algebra:</text:p>
      <text:p text:style-name="P14"/>
      <text:p text:style-name="P14"><text:tab/>∧<text:tab/>AND<text:tab/><text:tab/><text:span text:style-name="T4">Commutative: a </text:span>∧ <text:span text:style-name="T4">b = b </text:span>∧ <text:span text:style-name="T4">a<text:tab/><text:tab/>Associative: (a </text:span>∧ <text:span text:style-name="T4">b) </text:span>∧ <text:span text:style-name="T4">c = a </text:span>∧ <text:span text:style-name="T4">(b </text:span>∧ <text:span text:style-name="T4">c)</text:span></text:p>
      <text:p text:style-name="P14"><text:tab/>∨<text:tab/>OR<text:tab/><text:tab/><text:span text:style-name="T12">Commutative: a </text:span>∨ <text:span text:style-name="T12">b = b </text:span>∨ <text:span text:style-name="T12">a<text:tab/><text:tab/>Associative: (a </text:span>∨ <text:span text:style-name="T12">b) </text:span>∨ <text:span text:style-name="T12">c = a </text:span>∨ <text:span text:style-name="T12">(b </text:span>∨ <text:span text:style-name="T12">c)</text:span></text:p>
      <text:p text:style-name="P14"><text:tab/>¬<text:tab/>NOT<text:tab/><text:tab/><text:span text:style-name="T12">Single-argument</text:span></text:p>
      <text:p text:style-name="P7"/>
      <text:p text:style-name="P31">Transformation into CNF uses Negation Normal Form, such that negation is only applied to variables.</text:p>
      <text:p text:style-name="P31">This means that in simple structure logic, negation is only applied to sub-type properties.</text:p>
      <text:p text:style-name="P31"/>
      <text:p text:style-name="P31"><text:span text:style-name="T25">However, s</text:span>imple structure logic can eliminate any negation applied to a sub-type property:</text:p>
      <text:p text:style-name="P31"/>
      <text:p text:style-name="P31"><text:tab/><text:span text:style-name="T3">¬</text:span>[p] (&lt; y)<text:tab/>&lt;=&gt;<text:tab/>[p] (&gt;= y)</text:p>
      <text:p text:style-name="P31"><text:tab/><text:span text:style-name="T3">¬</text:span>[p] (&lt;= y)<text:tab/>&lt;=&gt;<text:tab/>[p] (&gt; y)</text:p>
      <text:p text:style-name="P31"><text:tab/><text:span text:style-name="T3">¬</text:span>[p] (= y)<text:tab/>&lt;=&gt;<text:tab/>[p] (<text:span text:style-name="T3">¬</text:span>= y)</text:p>
      <text:p text:style-name="P6"/>
      <text:p text:style-name="P32">Therefore, the canonical form based on CNF does not require `<text:span text:style-name="T3">¬</text:span>`. <text:span text:style-name="T25">Only `∧` and `∨` are needed.</text:span></text:p>
      <text:p text:style-name="P4"/>
      <text:p text:style-name="P29"><text:span text:style-name="T25">Yet, there is one edge case: B</text:span>oolean propert<text:span text:style-name="T25">ies are ambiguous since the value can be inverted:</text:span></text:p>
      <text:p text:style-name="P29"/>
      <text:p text:style-name="P29"><text:tab/>[p<text:span text:style-name="T20">]</text:span> (= false)<text:tab/><text:tab/><text:span text:style-name="T25">&lt;=&gt;<text:tab/></text:span>[p] (<text:span text:style-name="T3">¬</text:span>= <text:span text:style-name="T25">true</text:span>)</text:p>
      <text:p text:style-name="P29"><text:tab/>[p] (= <text:span text:style-name="T25">true</text:span>)<text:tab/><text:tab/><text:span text:style-name="T25">&lt;=&gt;<text:tab/>[p] (¬</text:span>= <text:span text:style-name="T25">false)</text:span></text:p>
      <text:p text:style-name="P29"/>
      <text:p text:style-name="P33">This means that one can choose to express `false` as one of the following:</text:p>
      <text:p text:style-name="P33"/>
      <text:p text:style-name="P33"><text:tab/>[p] (= false)<text:tab/><text:tab/><text:span text:style-name="T24">[p] (¬= </text:span>true<text:span text:style-name="T24">)</text:span></text:p>
      <text:p text:style-name="P29"/>
      <text:p text:style-name="P34">The standard convention is to use `<text:span text:style-name="T25">[p] (= false)</text:span>`, <text:span text:style-name="T26">due to construction of data records</text:span>.</text:p>
      <text:p text:style-name="P29"/>
      <text:p text:style-name="P17">AND and OR might be represented internally as multi-argument functions.<text:line-break/><text:span text:style-name="T26">This semantics is relative to representation with binary functions, where</text:span> the following order <text:span text:style-name="T26">holds</text:span>:</text:p>
      <text:p text:style-name="P17"/>
      <text:p text:style-name="P18"><text:tab/>order(a <text:span text:style-name="T12">∧ (b ∧ c)) &lt; order((a ∧ b) ∧ c)</text:span></text:p>
      <text:p text:style-name="P18"><text:tab/>order(a <text:span text:style-name="T3">∨ (b ∨ c)) &lt; order((a ∨ b) ∨ c)</text:span></text:p>
      <text:p text:style-name="P15"/>
      <text:p text:style-name="P20">The semantics of AND and OR as multi-argument functions is the least order:</text:p>
      <text:p text:style-name="P20"/>
      <text:p text:style-name="P20"><text:tab/>and(a, b, c)<text:tab/>&lt;=&gt;<text:tab/><text:span text:style-name="T13">a ∧ (b ∧ c)</text:span></text:p>
      <text:p text:style-name="P20"><text:tab/>or(a, b, c)<text:tab/>&lt;=&gt;<text:tab/><text:span text:style-name="T13">a ∨ (b ∨ c)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05:54:14.283347000</meta:creation-date>
    <dc:date>2020-02-22T10:04:23.753989000</dc:date>
    <meta:editing-duration>PT55S</meta:editing-duration>
    <meta:editing-cycles>1</meta:editing-cycles>
    <meta:document-statistic meta:table-count="0" meta:image-count="0" meta:object-count="0" meta:page-count="2" meta:paragraph-count="54" meta:word-count="624" meta:character-count="3150" meta:non-whitespace-character-count="2539"/>
    <meta:generator>LibreOffice/5.1.2.2$MacOSX_X86_64 LibreOffice_project/d3bf12ecb743fc0d20e0be0c58ca359301eb705f</meta:generator>
  </office:meta>
</office:document-meta>
</file>